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95cm" fo:min-width="11.6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709cm" style:use-optimal-column-width="false"/>
    </style:style>
    <style:style style:name="co2" style:family="table-column">
      <style:table-column-properties style:column-width="20.225cm" style:use-optimal-column-width="false"/>
    </style:style>
    <style:style style:name="co3" style:family="table-column">
      <style:table-column-properties style:column-width="20.302cm" style:use-optimal-column-width="false"/>
    </style:style>
    <style:style style:name="co4" style:family="table-column">
      <style:table-column-properties style:column-width="4.699cm" style:use-optimal-column-width="false"/>
    </style:style>
    <style:style style:name="co5" style:family="table-column">
      <style:table-column-properties style:column-width="5.326cm" style:use-optimal-column-width="false"/>
    </style:style>
    <style:style style:name="co6" style:family="table-column">
      <style:table-column-properties style:column-width="4.807cm" style:use-optimal-column-width="false"/>
    </style:style>
    <style:style style:name="co7" style:family="table-column">
      <style:table-column-properties style:column-width="5.452cm" style:use-optimal-column-width="false"/>
    </style:style>
    <style:style style:name="co8" style:family="table-column">
      <style:table-column-properties style:column-width="5.701cm" style:use-optimal-column-width="false"/>
    </style:style>
    <style:style style:name="co9" style:family="table-column">
      <style:table-column-properties style:column-width="5.415cm" style:use-optimal-column-width="false"/>
    </style:style>
    <style:style style:name="co10" style:family="table-column">
      <style:table-column-properties style:column-width="5.613cm" style:use-optimal-column-width="false"/>
    </style:style>
    <style:style style:name="co11" style:family="table-column">
      <style:table-column-properties style:column-width="5.503cm" style:use-optimal-column-width="false"/>
    </style:style>
    <style:style style:name="co12" style:family="table-column">
      <style:table-column-properties style:column-width="5.56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2.001cm"/>
    </style:style>
    <style:style style:name="ro4" style:family="table-row">
      <style:table-row-properties style:row-height="1.79cm"/>
    </style:style>
    <style:style style:name="ro5" style:family="table-row">
      <style:table-row-properties style:row-height="1.807cm"/>
    </style:style>
    <style:style style:name="ro6" style:family="table-row">
      <style:table-row-properties style:row-height="1.812cm"/>
    </style:style>
    <style:style style:name="ce1" style:family="table-cell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-color="#eeeeee"/>
      <style:paragraph-properties fo:text-align="center"/>
    </style:style>
    <style:style style:name="ce3" style:family="table-cell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fill-color="#dddddd"/>
      <style:paragraph-properties fo:text-align="center"/>
    </style:style>
    <style:style style:name="ce5" style:family="table-cell">
      <loext:graphic-properties draw:fill-color="#eeeeee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>
      <loext:graphic-properties draw:fill-color="#ffffff"/>
      <style:paragraph-properties fo:text-align="center"/>
    </style:style>
    <style:style style:name="ce7" style:family="table-cell">
      <style:paragraph-properties fo:text-align="center"/>
    </style:style>
    <style:style style:name="ce8" style:family="table-cell">
      <loext:graphic-properties draw:fill-color="#ffffff"/>
      <style:paragraph-properties fo:text-align="center"/>
      <style:text-properties style:text-underline-style="none"/>
    </style:style>
    <style:style style:name="ce9" style:family="table-cell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ce10" style:family="table-cell">
      <loext:graphic-properties draw:fill-color="#dddddd"/>
      <style:paragraph-properties fo:text-align="center"/>
      <style:text-properties fo:font-weight="normal" style:font-weight-asian="normal" style:font-weight-complex="normal"/>
    </style:style>
    <style:style style:name="ce11" style:family="table-cell">
      <loext:graphic-properties draw:fill-color="#eeeeee"/>
      <style:paragraph-properties fo:text-align="center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style:text-position="super 70%" fo:font-size="16pt" style:text-underline-style="none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7.741cm" svg:x="1.4cm" svg:y="5.62cm" presentation:class="title" presentation:user-transformed="true">
          <draw:text-box>
            <text:p>Agents Intelligents<text:line-break/><text:line-break/><text:span text:style-name="T1">M1 </text:span><text:span text:style-name="T1">Informatiq</text:span><text:span text:style-name="T1">ue Paris </text:span><text:span text:style-name="T1">Descartes</text:span><text:line-break/><text:line-break/><text:span text:style-name="T1">PONT </text:span><text:span text:style-name="T1">Mathi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standard" draw:layer="layout" svg:width="27.933cm" svg:height="11.811cm" svg:x="0cm" svg:y="5.4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Role Schema</text:span></text:p>
              </table:table-cell>
              <table:table-cell table:style-name="ce2">
                <text:p text:style-name="P2">Actuator</text:p>
              </table:table-cell>
            </table:table-row>
            <table:table-row table:style-name="ro1">
              <table:table-cell table:style-name="ce3">
                <text:p text:style-name="P2"><text:span text:style-name="T2">Description</text:span></text:p>
              </table:table-cell>
              <table:table-cell table:style-name="ce4">
                <text:p text:style-name="P2">Receive the code, decipher it and push the right button to open the door for the « Runner ».</text:p>
              </table:table-cell>
            </table:table-row>
            <table:table-row table:style-name="ro1">
              <table:table-cell table:style-name="ce1">
                <text:p text:style-name="P2"><text:span text:style-name="T2">Protocols and Activities</text:span></text:p>
              </table:table-cell>
              <table:table-cell table:style-name="ce5">
                <text:p text:style-name="P2"><text:span text:style-name="T3">WaitCode, </text:span><text:span text:style-name="T4">Decipher</text:span><text:span text:style-name="T3">, </text:span><text:span text:style-name="T4">PressButton</text:span><text:span text:style-name="T3">, SendDoorNumber</text:span></text:p>
              </table:table-cell>
            </table:table-row>
            <table:table-row table:style-name="ro1">
              <table:table-cell table:style-name="ce3">
                <text:p text:style-name="P2"><text:span text:style-name="T2">Permissions</text:span></text:p>
              </table:table-cell>
              <table:table-cell table:style-name="ce4"/>
            </table:table-row>
            <table:table-row table:style-name="ro2">
              <table:table-cell table:style-name="ce1">
                <text:p text:style-name="P2"><text:span text:style-name="T2">Responsibilities</text:span></text:p>
              </table:table-cell>
              <table:table-cell table:style-name="ce2">
                <text:list text:style-name="L2">
                  <text:list-item>
                    <text:p text:style-name="P2">Liveness :</text:p>
                  </text:list-item>
                </text:list>
                <text:list text:style-name="L1">
                  <text:list-header>
                    <text:p text:style-name="P2">Actuator = (<text:span text:style-name="T5">WaitCode.(</text:span><text:span text:style-name="T6">Decipher</text:span><text:span text:style-name="T5">.</text:span><text:span text:style-name="T6">PressButton</text:span><text:span text:style-name="T7">)</text:span><text:span text:style-name="T8">+</text:span><text:span text:style-name="T5">.</text:span><text:span text:style-name="T7">SendDoorNumber)</text:span><text:span text:style-name="T8">ω</text:span></text:p>
                  </text:list-header>
                </text:list>
                <text:list text:style-name="L2">
                  <text:list-header>
                    <text:p text:style-name="P2"/>
                  </text:list-header>
                  <text:list-item>
                    <text:p text:style-name="P2">Safety :</text:p>
                    <text:p text:style-name="P2"/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les Model (1/2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standard" draw:layer="layout" svg:width="28.01cm" svg:height="11.811cm" svg:x="0cm" svg:y="5.471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1">
                <text:p text:style-name="P2"><text:span text:style-name="T2">Role Schema</text:span></text:p>
              </table:table-cell>
              <table:table-cell table:style-name="ce2">
                <text:p text:style-name="P2">Runner</text:p>
              </table:table-cell>
            </table:table-row>
            <table:table-row table:style-name="ro1">
              <table:table-cell table:style-name="ce3">
                <text:p text:style-name="P2"><text:span text:style-name="T2">Description</text:span></text:p>
              </table:table-cell>
              <table:table-cell table:style-name="ce4">
                <text:p text:style-name="P2">Find, send the code and pass through the right door once opened by the « Actuator ».</text:p>
              </table:table-cell>
            </table:table-row>
            <table:table-row table:style-name="ro1">
              <table:table-cell table:style-name="ce1">
                <text:p text:style-name="P2"><text:span text:style-name="T2">Protocols and Activities</text:span></text:p>
              </table:table-cell>
              <table:table-cell table:style-name="ce2">
                <text:p text:style-name="P2"><text:span text:style-name="T4">FindCode</text:span>, SendCode, WaitDoorNumber, <text:span text:style-name="T4">OpenDoor</text:span></text:p>
              </table:table-cell>
            </table:table-row>
            <table:table-row table:style-name="ro1">
              <table:table-cell table:style-name="ce3">
                <text:p text:style-name="P2"><text:span text:style-name="T2">Permissions</text:span></text:p>
              </table:table-cell>
              <table:table-cell table:style-name="ce4"/>
            </table:table-row>
            <table:table-row table:style-name="ro2">
              <table:table-cell table:style-name="ce1">
                <text:p text:style-name="P2"><text:span text:style-name="T2">Responsibilities</text:span></text:p>
              </table:table-cell>
              <table:table-cell table:style-name="ce2">
                <text:list text:style-name="L2">
                  <text:list-item>
                    <text:p text:style-name="P2">Liveness :</text:p>
                  </text:list-item>
                </text:list>
                <text:list text:style-name="L1">
                  <text:list-header>
                    <text:p text:style-name="P2">Runner = (<text:span text:style-name="T6">FindCode</text:span><text:span text:style-name="T5">.SendCode.</text:span><text:span text:style-name="T7">WaitDoorNumber.</text:span><text:span text:style-name="T6">OpenDoor</text:span><text:span text:style-name="T7">)ω</text:span></text:p>
                  </text:list-header>
                </text:list>
                <text:list text:style-name="L2">
                  <text:list-header>
                    <text:p text:style-name="P2"/>
                  </text:list-header>
                  <text:list-item>
                    <text:p text:style-name="P2">Safety :</text:p>
                    <text:p text:style-name="P2"/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02cm" svg:y="0.837cm" presentation:class="title" presentation:user-transformed="true">
          <draw:text-box>
            <text:p>Roles Model (2/2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standard" draw:layer="layout" svg:width="14.723cm" svg:height="5.998cm" svg:x="6.957cm" svg:y="4.7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number-columns-spanned="2">
                <text:p text:style-name="P2">SendDoorNumber</text:p>
              </table:table-cell>
              <table:covered-table-cell/>
              <table:table-cell table:style-name="ce6"/>
            </table:table-row>
            <table:table-row table:style-name="ro1" table:default-cell-style-name="ce7">
              <table:table-cell>
                <text:p text:style-name="P2">Actuator</text:p>
              </table:table-cell>
              <table:table-cell>
                <text:p text:style-name="P2">Runner</text:p>
              </table:table-cell>
              <table:table-cell table:style-name="ce8">
                <text:p text:style-name="P2"><text:span text:style-name="T3"/></text:p>
                <text:p text:style-name="P2"><text:span text:style-name="T3">Door’s number</text:span></text:p>
              </table:table-cell>
            </table:table-row>
            <table:table-row table:style-name="ro3" table:default-cell-style-name="ce7">
              <table:table-cell table:number-columns-spanned="2">
                <text:p text:style-name="P2">Send to the « Runner » the door’s number to open.</text:p>
              </table:table-cell>
              <table:covered-table-cell/>
              <table:table-cell table:style-name="ce6"/>
            </table:table-row>
          </table:table>
          <draw:image xlink:href="Pictures/TablePreview3.svm" xlink:type="simple" xlink:show="embed" xlink:actuate="onLoad"/>
        </draw:frame>
        <draw:line draw:style-name="gr2" draw:text-style-name="P4" draw:layer="layout" svg:x1="16.3cm" svg:y1="8.8cm" svg:x2="19.1cm" svg:y2="8.8cm">
          <text:p/>
        </draw:line>
        <draw:line draw:style-name="gr2" draw:text-style-name="P4" draw:layer="layout" svg:x1="16.3cm" svg:y1="10.789cm" svg:x2="19.1cm" svg:y2="10.789cm">
          <text:p/>
        </draw:line>
        <draw:frame draw:style-name="standard" draw:layer="layout" svg:width="15.065cm" svg:height="6cm" svg:x="6.934cm" svg:y="12.6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1" table:default-cell-style-name="ce2">
              <table:table-cell table:number-columns-spanned="2">
                <text:p text:style-name="P2">SendCode</text:p>
              </table:table-cell>
              <table:covered-table-cell/>
              <table:table-cell table:style-name="ce6"/>
            </table:table-row>
            <table:table-row table:style-name="ro1" table:default-cell-style-name="ce7">
              <table:table-cell>
                <text:p text:style-name="P2">Runner</text:p>
              </table:table-cell>
              <table:table-cell>
                <text:p text:style-name="P2">Actuator</text:p>
              </table:table-cell>
              <table:table-cell table:style-name="ce8">
                <text:p text:style-name="P2"><text:span text:style-name="T3"/></text:p>
                <text:p text:style-name="P2"><text:span text:style-name="T3">Code to decipher</text:span></text:p>
              </table:table-cell>
            </table:table-row>
            <table:table-row table:style-name="ro2" table:default-cell-style-name="ce7">
              <table:table-cell table:number-columns-spanned="2">
                <text:p text:style-name="P2">Send to the « Actuator » the code to decipher.</text:p>
              </table:table-cell>
              <table:covered-table-cell/>
              <table:table-cell table:style-name="ce6"/>
            </table:table-row>
          </table:table>
          <draw:image xlink:href="Pictures/TablePreview4.svm" xlink:type="simple" xlink:show="embed" xlink:actuate="onLoad"/>
        </draw:frame>
        <draw:line draw:style-name="gr2" draw:text-style-name="P4" draw:layer="layout" svg:x1="16.5cm" svg:y1="16.6cm" svg:x2="19.3cm" svg:y2="16.6cm">
          <text:p/>
        </draw:line>
        <draw:line draw:style-name="gr2" draw:text-style-name="P4" draw:layer="layout" svg:x1="16.5cm" svg:y1="18.589cm" svg:x2="19.3cm" svg:y2="18.589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Interactions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gent Model</text:p>
          </draw:text-box>
        </draw:frame>
        <draw:frame draw:style-name="gr3" draw:text-style-name="P5" draw:layer="layout" svg:width="5.2cm" svg:height="0.962cm" svg:x="8.2cm" svg:y="8.638cm">
          <draw:text-box>
            <text:p text:style-name="P2">ActuatorAgent</text:p>
          </draw:text-box>
        </draw:frame>
        <draw:frame draw:style-name="gr4" draw:text-style-name="P5" draw:layer="layout" svg:width="3.6cm" svg:height="1.261cm" svg:x="9.1cm" svg:y="12.7cm">
          <draw:text-box>
            <text:p text:style-name="P2">Actuator</text:p>
          </draw:text-box>
        </draw:frame>
        <draw:line draw:style-name="gr5" draw:text-style-name="P4" draw:layer="layout" svg:x1="10.891cm" svg:y1="12.433cm" svg:x2="10.891cm" svg:y2="9.761cm">
          <text:p/>
        </draw:line>
        <draw:custom-shape draw:style-name="gr6" draw:text-style-name="P4" draw:layer="layout" svg:width="12.1cm" svg:height="6.2cm" svg:x="8.1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391cm" svg:y1="12.434cm" svg:x2="17.391cm" svg:y2="9.762cm">
          <text:p/>
        </draw:line>
        <draw:frame draw:style-name="gr4" draw:text-style-name="P5" draw:layer="layout" svg:width="3.6cm" svg:height="1.261cm" svg:x="15.6cm" svg:y="12.701cm">
          <draw:text-box>
            <text:p text:style-name="P2">Runner</text:p>
          </draw:text-box>
        </draw:frame>
        <draw:frame draw:style-name="gr3" draw:text-style-name="P5" draw:layer="layout" svg:width="5.2cm" svg:height="0.962cm" svg:x="14.8cm" svg:y="8.638cm">
          <draw:text-box>
            <text:p text:style-name="P2">RunnerAge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ices Model</text:p>
          </draw:text-box>
        </draw:frame>
        <draw:frame draw:style-name="standard" draw:layer="layout" svg:width="27.799cm" svg:height="16.25cm" svg:x="0.113cm" svg:y="4.49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9">
              <table:table-cell>
                <text:p text:style-name="P2"><text:span text:style-name="T2">Service</text:span></text:p>
              </table:table-cell>
              <table:table-cell>
                <text:p text:style-name="P2"><text:span text:style-name="T2">Inputs</text:span></text:p>
              </table:table-cell>
              <table:table-cell>
                <text:p text:style-name="P2"><text:span text:style-name="T2">Outputs</text:span></text:p>
              </table:table-cell>
              <table:table-cell>
                <text:p text:style-name="P2"><text:span text:style-name="T2">Pre-condition</text:span></text:p>
              </table:table-cell>
              <table:table-cell>
                <text:p text:style-name="P2"><text:span text:style-name="T2">Post-condition</text:span></text:p>
              </table:table-cell>
            </table:table-row>
            <table:table-row table:style-name="ro5" table:default-cell-style-name="ce4">
              <table:table-cell>
                <text:p text:style-name="P2"><text:span text:style-name="T3">WaitCode</text:span></text:p>
              </table:table-cell>
              <table:table-cell/>
              <table:table-cell>
                <text:p text:style-name="P2">Code</text:p>
              </table:table-cell>
              <table:table-cell table:style-name="ce3"/>
              <table:table-cell/>
            </table:table-row>
            <table:table-row table:style-name="ro5" table:default-cell-style-name="ce2">
              <table:table-cell>
                <text:p text:style-name="P2"><text:span text:style-name="T4">Decipher</text:span></text:p>
              </table:table-cell>
              <table:table-cell>
                <text:p text:style-name="P2">Code</text:p>
              </table:table-cell>
              <table:table-cell>
                <text:p text:style-name="P2">- Button’s Number</text:p>
                <text:p text:style-name="P2">- Door’s Number</text:p>
              </table:table-cell>
              <table:table-cell/>
              <table:table-cell/>
            </table:table-row>
            <table:table-row table:style-name="ro5" table:default-cell-style-name="ce4">
              <table:table-cell>
                <text:p text:style-name="P2"><text:span text:style-name="T4">PressButton</text:span></text:p>
              </table:table-cell>
              <table:table-cell>
                <text:p text:style-name="P2">Button’s Number</text:p>
              </table:table-cell>
              <table:table-cell table:style-name="ce10">
                <text:p text:style-name="P2"><text:span text:style-name="T9">buttonIsCorrect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2"><text:span text:style-name="T3">SendDoorNumber</text:span></text:p>
              </table:table-cell>
              <table:table-cell>
                <text:p text:style-name="P2">Door’s Number</text:p>
              </table:table-cell>
              <table:table-cell/>
              <table:table-cell table:style-name="ce11">
                <text:p text:style-name="P2"><text:span text:style-name="T9">buttonIsCorrect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"><text:span text:style-name="T4">FindCode</text:span></text:p>
              </table:table-cell>
              <table:table-cell/>
              <table:table-cell>
                <text:p text:style-name="P2">Code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2">SendCode</text:p>
              </table:table-cell>
              <table:table-cell>
                <text:p text:style-name="P2">Code</text:p>
              </table:table-cell>
              <table:table-cell/>
              <table:table-cell/>
              <table:table-cell/>
            </table:table-row>
            <table:table-row table:style-name="ro5" table:default-cell-style-name="ce4">
              <table:table-cell>
                <text:p text:style-name="P2">WaitDoorNumber</text:p>
              </table:table-cell>
              <table:table-cell/>
              <table:table-cell>
                <text:p text:style-name="P2">Door’s Number</text:p>
              </table:table-cell>
              <table:table-cell/>
              <table:table-cell/>
            </table:table-row>
            <table:table-row table:style-name="ro6" table:default-cell-style-name="ce2">
              <table:table-cell>
                <text:p text:style-name="P2"><text:span text:style-name="T4">OpenDoor</text:span></text:p>
              </table:table-cell>
              <table:table-cell>
                <text:p text:style-name="P2">Door’s Number</text:p>
              </table:table-cell>
              <table:table-cell/>
              <table:table-cell table:style-name="ce11">
                <text:p text:style-name="P2"><text:span text:style-name="T9">buttonIsCorrec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cquaintance Model</text:p>
          </draw:text-box>
        </draw:frame>
        <draw:frame draw:style-name="gr3" draw:text-style-name="P5" draw:layer="layout" svg:width="5.2cm" svg:height="0.962cm" svg:x="11.6cm" svg:y="8.743cm">
          <draw:text-box>
            <text:p text:style-name="P2">ActuatorAgent</text:p>
          </draw:text-box>
        </draw:frame>
        <draw:frame draw:style-name="gr3" draw:text-style-name="P5" draw:layer="layout" svg:width="5.2cm" svg:height="0.962cm" svg:x="11.6cm" svg:y="12.9cm">
          <draw:text-box>
            <text:p text:style-name="P2">RunnerAgent</text:p>
          </draw:text-box>
        </draw:frame>
        <draw:line draw:style-name="gr7" draw:text-style-name="P4" draw:layer="layout" svg:x1="14.2cm" svg:y1="9.705cm" svg:x2="14.2cm" svg:y2="12.9cm">
          <text:p/>
        </draw:line>
        <draw:custom-shape draw:style-name="gr6" draw:text-style-name="P4" draw:layer="layout" svg:width="12.1cm" svg:height="6.2cm" svg:x="8.1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4:39:04.155920990</meta:creation-date>
    <dc:date>2019-03-28T18:06:45.043001636</dc:date>
    <meta:editing-duration>PT4H4M18S</meta:editing-duration>
    <meta:editing-cycles>136</meta:editing-cycles>
    <meta:generator>LibreOffice/5.1.6.2$Linux_X86_64 LibreOffice_project/10m0$Build-2</meta:generator>
    <meta:document-statistic meta:object-count="62"/>
  </office:meta>
</office:document-meta>
</file>